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8bf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378b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378b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razie-per-la-fiducia.netlify.app/" text:style-name="Internet_20_link" text:visited-style-name="Visited_20_Internet_20_Link"><text:span text:style-name="T2">https://grazie-per-la-fiducia.netlify.app/</text:span></text:a></text:p>
      <text:p text:style-name="P2"/>
      <text:p text:style-name="P1"><text:a xlink:type="simple" xlink:href="https://grazie-per-la-fiducia.netlify.app/itinerario" text:style-name="Internet_20_link" text:visited-style-name="Visited_20_Internet_20_Link"><text:span text:style-name="T2">https://grazie-per-la-fiducia.netlify.app/</text:span></text:a><text:a xlink:type="simple" xlink:href="https://grazie-per-la-fiducia.netlify.app/itinerario" text:style-name="Internet_20_link" text:visited-style-name="Visited_20_Internet_20_Link"><text:span text:style-name="T3">itinerario</text:span>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2:06:11.196755631</meta:creation-date>
    <dc:date>2022-02-07T22:06:54.776277444</dc:date>
    <meta:editing-duration>PT44S</meta:editing-duration>
    <meta:editing-cycles>1</meta:editing-cycles>
    <meta:document-statistic meta:table-count="0" meta:image-count="0" meta:object-count="0" meta:page-count="1" meta:paragraph-count="2" meta:word-count="2" meta:character-count="94" meta:non-whitespace-character-count="94"/>
    <meta:generator>LibreOffice/7.1.4.2$Linux_X86_64 LibreOffice_project/10$Build-2</meta:generator>
  </office:meta>
</office:document-meta>
</file>